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Khmer OS" fo:font-size="26pt" style:text-underline-style="solid" style:text-underline-width="auto" style:text-underline-color="font-color" officeooo:rsid="00047c08" officeooo:paragraph-rsid="00047c08" style:font-name-complex="Khmer OS"/>
    </style:style>
    <style:style style:name="P2" style:family="paragraph" style:parent-style-name="Standard">
      <style:paragraph-properties fo:text-align="center" style:justify-single-word="false"/>
      <style:text-properties fo:color="#000000" style:font-name="Khmer OS" fo:font-size="18pt" style:text-underline-style="none" officeooo:rsid="00047c08" officeooo:paragraph-rsid="00047c08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6669a" officeooo:paragraph-rsid="0006669a" style:font-name-complex="Khmer OS"/>
    </style:style>
    <style:style style:name="P4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87097" officeooo:paragraph-rsid="0006d2a2" style:font-name-complex="Khmer OS"/>
    </style:style>
    <style:style style:name="P5" style:family="paragraph" style:parent-style-name="Standard">
      <style:paragraph-properties fo:text-align="start" style:justify-single-word="false"/>
      <style:text-properties fo:color="#000000" style:font-name="Khmer OS" fo:font-size="18pt" style:text-underline-style="none" officeooo:rsid="00087097" officeooo:paragraph-rsid="000cb69a" style:font-name-complex="Khmer OS"/>
    </style:style>
    <style:style style:name="P6" style:family="paragraph" style:parent-style-name="Standard">
      <style:paragraph-properties fo:text-align="start" style:justify-single-word="false"/>
      <style:text-properties fo:color="#000000" style:font-name="Khmer OS" fo:font-size="18pt" style:text-underline-style="solid" style:text-underline-width="auto" style:text-underline-color="font-color" fo:font-weight="bold" officeooo:rsid="0006669a" officeooo:paragraph-rsid="0006669a" style:font-weight-asian="bold" style:font-name-complex="Khmer OS" style:font-weight-complex="bold"/>
    </style:style>
    <style:style style:name="P7" style:family="paragraph" style:parent-style-name="Standard">
      <style:text-properties fo:color="#43c330" style:font-name="Khmer OS" fo:font-size="16pt" fo:font-weight="bold" officeooo:rsid="00047c08" officeooo:paragraph-rsid="00047c08" style:font-weight-asian="bold" style:font-name-complex="Khmer OS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06d2a2" officeooo:paragraph-rsid="0006d2a2" style:font-name-complex="Khmer OS"/>
    </style:style>
    <style:style style:name="P9" style:family="paragraph" style:parent-style-name="Standard">
      <style:paragraph-properties fo:text-align="center" style:justify-single-word="false"/>
      <style:text-properties style:font-name="Khmer OS" officeooo:paragraph-rsid="0009369d" style:font-name-complex="Khmer OS"/>
    </style:style>
    <style:style style:name="P10" style:family="paragraph" style:parent-style-name="Standard">
      <style:paragraph-properties fo:text-align="start" style:justify-single-word="false"/>
      <style:text-properties style:font-name="Khmer OS" style:text-underline-style="none" officeooo:paragraph-rsid="000cb69a" style:font-name-complex="Khmer OS"/>
    </style:style>
    <style:style style:name="P11" style:family="paragraph" style:parent-style-name="Standard">
      <style:paragraph-properties fo:text-align="start" style:justify-single-word="false"/>
      <style:text-properties style:font-name="Khmer OS" style:text-underline-style="none" officeooo:paragraph-rsid="00127edb" style:font-name-complex="Khmer OS"/>
    </style:style>
    <style:style style:name="P12" style:family="paragraph" style:parent-style-name="Standard">
      <style:paragraph-properties fo:text-align="start" style:justify-single-word="false"/>
      <style:text-properties style:font-name="Khmer OS" fo:font-size="16pt" style:text-underline-style="none" officeooo:paragraph-rsid="0009369d" style:font-size-asian="16pt" style:font-name-complex="Khmer OS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Khmer OS" fo:font-size="16pt" style:text-underline-style="none" officeooo:rsid="000e714a" officeooo:paragraph-rsid="000e714a" style:font-size-asian="16pt" style:font-name-complex="Khmer OS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43c330" style:font-name="Khmer OS" fo:font-size="16pt" style:text-underline-style="none" fo:font-weight="bold" officeooo:rsid="0009369d" officeooo:paragraph-rsid="000cb69a" style:font-weight-asian="bold" style:font-name-complex="Khmer OS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Khmer OS" fo:font-size="22pt" style:text-underline-style="none" officeooo:rsid="0009369d" officeooo:paragraph-rsid="0009369d" style:font-name-complex="Khmer OS"/>
    </style:style>
    <style:style style:name="P16" style:family="paragraph" style:parent-style-name="Standard">
      <style:paragraph-properties fo:text-align="start" style:justify-single-word="false"/>
      <style:text-properties fo:color="#000000" style:font-name="Khmer OS" fo:font-size="22pt" style:text-underline-style="solid" style:text-underline-width="auto" style:text-underline-color="font-color" officeooo:rsid="0009369d" officeooo:paragraph-rsid="0009369d" style:font-name-complex="Khmer OS"/>
    </style:style>
    <style:style style:name="P17" style:family="paragraph" style:parent-style-name="Standard">
      <style:paragraph-properties fo:text-align="start" style:justify-single-word="false"/>
      <style:text-properties fo:color="#000000" style:font-name="Khmer OS" fo:font-size="16pt" style:text-underline-style="none" officeooo:rsid="0009369d" officeooo:paragraph-rsid="0009369d" style:font-size-asian="16pt" style:font-name-complex="Khmer OS" style:font-size-complex="16pt"/>
    </style:style>
    <style:style style:name="P18" style:family="paragraph" style:parent-style-name="Standard">
      <style:paragraph-properties fo:text-align="start" style:justify-single-word="false"/>
      <style:text-properties fo:color="#000000" style:font-name="Khmer OS" fo:font-size="16pt" style:text-underline-style="none" officeooo:rsid="000cb69a" officeooo:paragraph-rsid="0009369d" style:font-size-asian="16pt" style:font-name-complex="Khmer OS" style:font-size-complex="16pt"/>
    </style:style>
    <style:style style:name="P19" style:family="paragraph" style:parent-style-name="Standard">
      <style:paragraph-properties fo:text-align="start" style:justify-single-word="false"/>
      <style:text-properties fo:color="#000000" style:font-name="Khmer OS" fo:font-size="16pt" style:text-underline-style="none" officeooo:rsid="000e714a" officeooo:paragraph-rsid="00127edb" style:font-size-asian="16pt" style:font-name-complex="Khmer OS" style:font-size-complex="16pt"/>
    </style:style>
    <style:style style:name="P20" style:family="paragraph" style:parent-style-name="Standard">
      <style:paragraph-properties fo:text-align="center" style:justify-single-word="false"/>
      <style:text-properties officeooo:paragraph-rsid="00141fa4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officeooo:paragraph-rsid="00141fa4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officeooo:rsid="00175ae6" officeooo:paragraph-rsid="00175ae6"/>
    </style:style>
    <style:style style:name="P23" style:family="paragraph" style:parent-style-name="Standard">
      <style:paragraph-properties fo:text-align="start" style:justify-single-word="false"/>
      <style:text-properties style:font-name="Khmer OS" style:text-underline-style="none" officeooo:rsid="0011b2a1" officeooo:paragraph-rsid="0011b2a1" style:font-name-complex="Khmer OS"/>
    </style:style>
    <style:style style:name="P24" style:family="paragraph" style:parent-style-name="Standard">
      <style:paragraph-properties fo:text-align="start" style:justify-single-word="false"/>
      <style:text-properties style:font-name="Khmer OS" style:text-underline-style="none" officeooo:rsid="0017f331" officeooo:paragraph-rsid="0017f331" style:font-name-complex="Khmer OS"/>
    </style:style>
    <style:style style:name="T1" style:family="text">
      <style:text-properties fo:color="#000000"/>
    </style:style>
    <style:style style:name="T2" style:family="text">
      <style:text-properties fo:color="#000000" fo:font-size="18pt" style:text-underline-style="none"/>
    </style:style>
    <style:style style:name="T3" style:family="text">
      <style:text-properties fo:color="#000000" fo:font-size="18pt" style:text-underline-style="none" officeooo:rsid="0006669a"/>
    </style:style>
    <style:style style:name="T4" style:family="text">
      <style:text-properties fo:color="#000000" fo:font-size="18pt" style:text-underline-style="none" officeooo:rsid="00087097"/>
    </style:style>
    <style:style style:name="T5" style:family="text">
      <style:text-properties fo:color="#000000" fo:font-size="22pt" style:text-underline-style="solid" style:text-underline-width="auto" style:text-underline-color="font-color" officeooo:rsid="00087097"/>
    </style:style>
    <style:style style:name="T6" style:family="text">
      <style:text-properties fo:color="#000000" fo:font-size="22pt" style:text-underline-style="solid" style:text-underline-width="auto" style:text-underline-color="font-color" officeooo:rsid="0009369d"/>
    </style:style>
    <style:style style:name="T7" style:family="text">
      <style:text-properties fo:color="#000000" fo:font-size="22pt" officeooo:rsid="0009369d"/>
    </style:style>
    <style:style style:name="T8" style:family="text">
      <style:text-properties fo:color="#000000" officeooo:rsid="0009369d"/>
    </style:style>
    <style:style style:name="T9" style:family="text">
      <style:text-properties fo:color="#000000" officeooo:rsid="000cb69a"/>
    </style:style>
    <style:style style:name="T10" style:family="text">
      <style:text-properties fo:color="#000000" style:font-name="Khmer OS" fo:font-size="22pt" style:text-underline-style="solid" style:text-underline-width="auto" style:text-underline-color="font-color" officeooo:rsid="00087097" style:font-name-complex="Khmer OS"/>
    </style:style>
    <style:style style:name="T11" style:family="text">
      <style:text-properties fo:color="#000000" style:font-name="Khmer OS" fo:font-size="22pt" style:text-underline-style="solid" style:text-underline-width="auto" style:text-underline-color="font-color" officeooo:rsid="00156cd9" style:font-name-complex="Khmer OS"/>
    </style:style>
    <style:style style:name="T12" style:family="text">
      <style:text-properties fo:color="#000000" style:font-name="Khmer OS" fo:font-size="22pt" style:text-underline-style="solid" style:text-underline-width="auto" style:text-underline-color="font-color" officeooo:rsid="00175ae6" style:font-name-complex="Khmer OS"/>
    </style:style>
    <style:style style:name="T13" style:family="text">
      <style:text-properties fo:color="#000000" style:font-name="Khmer OS" style:font-name-complex="Khmer OS"/>
    </style:style>
    <style:style style:name="T14" style:family="text">
      <style:text-properties fo:color="#000000" style:font-name="Khmer OS" officeooo:rsid="00156cd9" style:font-name-complex="Khmer OS"/>
    </style:style>
    <style:style style:name="T15" style:family="text">
      <style:text-properties fo:color="#000000" style:font-name="Khmer OS" officeooo:rsid="00175ae6" style:font-name-complex="Khmer OS"/>
    </style:style>
    <style:style style:name="T16" style:family="text">
      <style:text-properties fo:color="#000000" fo:font-size="16pt" style:font-size-asian="16pt" style:font-size-complex="16pt"/>
    </style:style>
    <style:style style:name="T17" style:family="text">
      <style:text-properties fo:color="#000000" fo:font-size="16pt" officeooo:rsid="000cb69a" style:font-size-asian="16pt" style:font-size-complex="16pt"/>
    </style:style>
    <style:style style:name="T18" style:family="text">
      <style:text-properties fo:color="#000000" fo:font-size="16pt" officeooo:rsid="000e714a" style:font-size-asian="16pt" style:font-size-complex="16pt"/>
    </style:style>
    <style:style style:name="T19" style:family="text">
      <style:text-properties fo:color="#000000" fo:font-size="16pt" officeooo:rsid="00117168" style:font-size-asian="16pt" style:font-size-complex="16pt"/>
    </style:style>
    <style:style style:name="T20" style:family="text">
      <style:text-properties fo:color="#000000" fo:font-size="16pt" officeooo:rsid="00119c0b" style:font-size-asian="16pt" style:font-size-complex="16pt"/>
    </style:style>
    <style:style style:name="T21" style:family="text">
      <style:text-properties fo:color="#000000" fo:font-size="16pt" officeooo:rsid="00127edb" style:font-size-asian="16pt" style:font-size-complex="16pt"/>
    </style:style>
    <style:style style:name="T22" style:family="text">
      <style:text-properties officeooo:rsid="00175a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e: 19/Jan/2021</text:p>
      <text:p text:style-name="P1"><text:span text:style-name="T22">7.</text:span>Array</text:p>
      <text:p text:style-name="P2"/>
      <text:p text:style-name="P6">Input &amp; Output:</text:p>
      <text:p text:style-name="P3">(Input from)Keyboard (store in)Ram (get from ram output to)Monitor</text:p>
      <text:p text:style-name="P3"/>
      <text:p text:style-name="P8"><text:span text:style-name="T3">- </text:span><text:span text:style-name="T2">have return type call as expression</text:span><text:span text:style-name="T4">(កន្សោមមានតម្លៃ)</text:span></text:p>
      <text:p text:style-name="P8"><text:span text:style-name="T2">- have no return type call as statement</text:span><text:span text:style-name="T4">(កន្សោមគ្មានតម្លៃ)</text:span></text:p>
      <text:p text:style-name="P4"/>
      <text:p text:style-name="P5">----------------------------------------------------</text:p>
      <text:p text:style-name="P14">Date: 20/Jan/2021</text:p>
      <text:p text:style-name="P9"><text:span text:style-name="T5">8.</text:span><text:span text:style-name="T6">Pointer</text:span></text:p>
      <text:p text:style-name="P15"/>
      <text:p text:style-name="P13"><text:span text:style-name="T1">Example: </text:span><text:span text:style-name="T8">f</text:span><text:span text:style-name="T1">loat a[100], *p;</text:span></text:p>
      <text:p text:style-name="P17">- Array ជា pointer constraint គឺមិនអាចផ្តូរ address បានទេ</text:p>
      <text:p text:style-name="P12"><text:span text:style-name="T8">- </text:span><text:span text:style-name="T9">p = &amp;a[0] មានន័យថា P &amp; a[0] point ទៅកាន់Addressតែ១</text:span></text:p>
      <text:p text:style-name="P18">+ a[i], *(p+1), *(a+1):</text:p>
      <text:p text:style-name="P10"><text:span text:style-name="T7">- </text:span><text:span text:style-name="T17">*(a+1): <text:s/>មានន័យថា បូកទៅកាន់ addressបន្នាប់</text:span></text:p>
      <text:p text:style-name="P11"><text:soft-page-break/><text:span text:style-name="T17">- </text:span><text:span text:style-name="T18">p = a+2; មានន័យថា P point ទៅកាន់ address a+2.</text:span></text:p>
      <text:p text:style-name="P19"/>
      <text:p text:style-name="P11"><text:span text:style-name="T18">- </text:span><text:span text:style-name="T21">pointer អាចចល័តPointទៅvariable ផ្សេងបាន</text:span></text:p>
      <text:p text:style-name="P11"><text:span text:style-name="T18"><text:line-break/></text:span><text:span text:style-name="T19">តម្លៃ Default នៃ array</text:span><text:span text:style-name="T20">ដែលមិនដាក់តម្លៃអោយ</text:span><text:span text:style-name="T19">: 0</text:span></text:p>
      <text:p text:style-name="P23"><text:span text:style-name="T19">D</text:span><text:span text:style-name="T16">isplay លើសarray size តម្លៃនឹងចេញលេខរញ៉េរញ៉ៃ</text:span></text:p>
      <text:p text:style-name="P23"><text:span text:style-name="T16">__________________________________________________</text:span></text:p>
      <text:p text:style-name="P24"><text:span text:style-name="T16">Date 26/Jan/2021</text:span></text:p>
      <text:p text:style-name="P24"><text:span text:style-name="T16">Week4</text:span></text:p>
      <text:p text:style-name="P24"><text:span text:style-name="T16">-----------------------</text:span></text:p>
      <text:p text:style-name="P16"/>
      <text:p text:style-name="P20"><text:span text:style-name="T12">9</text:span><text:span text:style-name="T10">.</text:span><text:span text:style-name="T11">Header file</text:span></text:p>
      <text:p text:style-name="P20"><text:span text:style-name="T11"/></text:p>
      <text:p text:style-name="P21"><text:span text:style-name="T14">-Objective:………………</text:span><text:span text:style-name="T15">..</text:span></text:p>
      <text:p text:style-name="P22"><text:span text:style-name="T13">i- Function definiton:</text:span></text:p>
      <text:p text:style-name="P22"><text:span text:style-name="T13">ii- <text:s/>Compile: </text:span></text:p>
      <text:p text:style-name="P22"><text:span text:style-name="T13">iii- Save: (abc.h)</text:span></text:p>
      <text:p text:style-name="P22"><text:span text:style-name="T13"><text:tab/>+Bin: #include”abc.h”</text:span></text:p>
      <text:p text:style-name="P22"><text:span text:style-name="T13"><text:tab/>+Include: #include&lt;abc.h&gt;</text:span></text:p>
      <text:p text:style-name="P22"><text:span text:style-name="T13"><text:tab/>Ex: Function: n!</text:span></text:p>
      <text:p text:style-name="P22"><text:soft-page-break/><text:span text:style-name="T13"><text:tab/>*Program: 1! + 2!+……..+n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6T08:00:52.683990876</dc:date>
    <meta:editing-duration>PT1H32M1S</meta:editing-duration>
    <meta:editing-cycles>18</meta:editing-cycles>
    <meta:document-statistic meta:table-count="0" meta:image-count="0" meta:object-count="0" meta:page-count="3" meta:paragraph-count="31" meta:word-count="115" meta:character-count="874" meta:non-whitespace-character-count="782"/>
  </office:meta>
</office:document-meta>
</file>